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1cm" fo:margin-left="-0.199cm" table:align="left" style:writing-mode="lr-tb"/>
    </style:style>
    <style:style style:name="Tableau1.A" style:family="table-column">
      <style:table-column-properties style:column-width="4.524cm"/>
    </style:style>
    <style:style style:name="Tableau1.B" style:family="table-column">
      <style:table-column-properties style:column-width="11.8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669cm" fo:margin-left="0.542cm" table:align="left" style:writing-mode="lr-tb"/>
    </style:style>
    <style:style style:name="Tableau2.A" style:family="table-column">
      <style:table-column-properties style:column-width="7.825cm"/>
    </style:style>
    <style:style style:name="Tableau2.B" style:family="table-column">
      <style:table-column-properties style:column-width="7.84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Tableau2.4" style:family="table-row">
      <style:table-row-properties style:min-row-height="1.021cm" fo:keep-together="auto"/>
    </style:style>
    <style:style style:name="Tableau2.A5" style:family="table-cell">
      <style:table-cell-properties style:vertical-align="top" fo:padding-left="0.199cm" fo:padding-right="0.199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9cm" fo:padding-right="0.199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5.669cm" fo:margin-left="0.542cm" table:align="left" style:writing-mode="lr-tb"/>
    </style:style>
    <style:style style:name="Tableau3.A" style:family="table-column">
      <style:table-column-properties style:column-width="7.825cm"/>
    </style:style>
    <style:style style:name="Tableau3.B" style:family="table-column">
      <style:table-column-properties style:column-width="7.84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Tableau4" style:family="table">
      <style:table-properties style:width="15.669cm" fo:margin-left="0.542cm" table:align="left" style:writing-mode="lr-tb"/>
    </style:style>
    <style:style style:name="Tableau4.A" style:family="table-column">
      <style:table-column-properties style:column-width="7.825cm"/>
    </style:style>
    <style:style style:name="Tableau4.B" style:family="table-column">
      <style:table-column-properties style:column-width="7.84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9cm" fo:padding-right="0.199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9cm" fo:padding-right="0.199cm" fo:padding-top="0cm" fo:padding-bottom="0cm" fo:border="0.5pt solid #000000" style:writing-mode="lr-tb"/>
    </style:style>
    <style:style style:name="P1" style:family="paragraph" style:parent-style-name="Standard">
      <style:text-properties fo:color="#3366ff" fo:font-size="10pt" fo:font-style="italic" style:font-size-asian="10pt" style:font-style-asian="italic" style:font-size-complex="10pt"/>
    </style:style>
    <style:style style:name="P2" style:family="paragraph" style:parent-style-name="Standard">
      <style:text-properties fo:color="#3366ff" fo:font-size="10pt" fo:font-style="italic" officeooo:paragraph-rsid="001daf4b" style:font-size-asian="10pt" style:font-style-asian="italic" style:font-size-complex="10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0pt" officeooo:rsid="001daf4b" officeooo:paragraph-rsid="001daf4b" style:font-size-asian="10pt" style:font-size-complex="10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3366ff" fo:font-size="10pt" fo:font-style="italic" style:font-size-asian="10pt" style:font-style-asian="italic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66ff" fo:font-size="10pt" fo:font-style="italic" style:font-size-asian="10pt" style:font-style-asian="italic" style:font-size-complex="10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3366ff" fo:font-size="10pt" fo:font-style="italic" officeooo:rsid="001daf4b" officeooo:paragraph-rsid="001daf4b" style:font-size-asian="10pt" style:font-style-asian="italic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366ff" fo:font-size="10pt" fo:font-style="italic" officeooo:rsid="001daf4b" officeooo:paragraph-rsid="001daf4b" style:font-size-asian="10pt" style:font-style-asian="italic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13" style:family="paragraph" style:parent-style-name="Titre_20_F1">
      <style:paragraph-properties fo:margin-top="0.423cm" fo:margin-bottom="0.212cm" loext:contextual-spacing="false"/>
    </style:style>
    <style:style style:name="P14" style:family="paragraph" style:parent-style-name="Titre_20_F1">
      <style:paragraph-properties fo:margin-top="0.423cm" fo:margin-bottom="0.212cm" loext:contextual-spacing="false"/>
      <style:text-properties fo:font-size="12pt" style:font-size-asian="12pt" style:font-size-complex="12pt"/>
    </style:style>
    <style:style style:name="P15" style:family="paragraph" style:parent-style-name="Ligne_20_d_27_espace">
      <style:text-properties fo:font-size="10pt" style:font-size-asian="10pt" style:font-size-complex="10pt"/>
    </style:style>
    <style:style style:name="P16" style:family="paragraph" style:parent-style-name="Intitulé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daf4b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3366ff" fo:font-size="10pt" fo:font-style="italic" style:font-size-asian="10pt" style:font-style-asian="italic" style:font-size-complex="10pt"/>
    </style:style>
    <style:style style:name="T7" style:family="text">
      <style:text-properties fo:color="#3366ff" fo:font-size="10pt" fo:font-style="italic" officeooo:rsid="001daf4b" style:font-size-asian="10pt" style:font-style-asian="italic" style:font-size-complex="10pt"/>
    </style:style>
    <style:style style:name="T8" style:family="text">
      <style:text-properties fo:color="#3366ff" fo:font-style="italic" style:font-style-asian="italic"/>
    </style:style>
    <style:style style:name="T9" style:family="text">
      <style:text-properties fo:color="#3366ff" fo:font-size="12pt" fo:font-style="italic" style:font-size-asian="12pt" style:font-style-asian="italic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daf4b"/>
    </style:style>
    <text:list-style style:name="L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iche de description textuelle d’un cas d’utilisation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Cas d’utilisation</text:p>
          </table:table-cell>
          <table:table-cell table:style-name="Tableau1.B1" office:value-type="string">
            <text:p text:style-name="P8">Accès parking </text:p>
          </table:table-cell>
        </table:table-row>
        <table:table-row table:style-name="Tableau1.1">
          <table:table-cell table:style-name="Tableau1.A1" office:value-type="string">
            <text:p text:style-name="P3">Résumé</text:p>
          </table:table-cell>
          <table:table-cell table:style-name="Tableau1.B1" office:value-type="string">
            <text:p text:style-name="P8">Entrer dans le parking</text:p>
          </table:table-cell>
        </table:table-row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B1" office:value-type="string">
            <text:p text:style-name="P8">Utilisateur</text:p>
          </table:table-cell>
        </table:table-row>
        <table:table-row table:style-name="Tableau1.1">
          <table:table-cell table:style-name="Tableau1.A1" office:value-type="string">
            <text:p text:style-name="P3">Date de création</text:p>
          </table:table-cell>
          <table:table-cell table:style-name="Tableau1.B1" office:value-type="string">
            <text:p text:style-name="P8">13/11/2019</text:p>
          </table:table-cell>
        </table:table-row>
        <table:table-row table:style-name="Tableau1.1">
          <table:table-cell table:style-name="Tableau1.A1" office:value-type="string">
            <text:p text:style-name="P3">Date de dernière modification</text:p>
          </table:table-cell>
          <table:table-cell table:style-name="Tableau1.B1" office:value-type="string">
            <text:p text:style-name="P6">date de dernière modification du présent document</text:p>
          </table:table-cell>
        </table:table-row>
        <table:table-row table:style-name="Tableau1.1">
          <table:table-cell table:style-name="Tableau1.A1" office:value-type="string">
            <text:p text:style-name="P3">Version</text:p>
          </table:table-cell>
          <table:table-cell table:style-name="Tableau1.B1" office:value-type="string">
            <text:p text:style-name="P8">1,0</text:p>
          </table:table-cell>
        </table:table-row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B1" office:value-type="string">
            <text:p text:style-name="P8">Comont Thibault Dubuisson Valentin</text:p>
          </table:table-cell>
        </table:table-row>
      </table:table>
      <text:list xml:id="list4012551982" text:style-name="WW8Num1">
        <text:list-item>
          <text:p text:style-name="P14">Pré-conditions</text:p>
        </text:list-item>
      </text:list>
      <text:p text:style-name="P2"><text:span text:style-name="T11">Les conditions nécessaire au bon fonctionnement sont :</text:span></text:p>
      <text:p text:style-name="P2"><text:span text:style-name="T11">Le système doit être en attente d’une action de la part de l’utilisateur</text:span></text:p>
      <text:p text:style-name="P2"><text:span text:style-name="T11">L’utilisateur ne doit être sur l’une des 2 boucles (boucle Amont ou boucle Aval) </text:span>.</text:p>
      <text:list xml:id="list170129666672287" text:continue-numbering="true" text:style-name="WW8Num1">
        <text:list-item>
          <text:p text:style-name="P13">Scénario principal</text:p>
        </text:list-item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<text:span text:style-name="T4">Acteurs :</text:span><text:span text:style-name="T3"> </text:span><text:span text:style-name="T7">Utilisateur</text:span></text:p>
          </table:table-cell>
          <table:table-cell table:style-name="Tableau2.B1" office:value-type="string">
            <text:p text:style-name="P10"><text:span text:style-name="T4">Système</text:span><text:span text:style-name="T1"> : </text:span><text:span text:style-name="T2">Barrière</text:span><text:span text:style-name="T7"> électriquue</text:span></text:p>
          </table:table-cell>
        </table:table-row>
        <table:table-row table:style-name="Tableau2.1">
          <table:table-cell table:style-name="Tableau2.A1" office:value-type="string">
            <text:p text:style-name="P11"><text:span text:style-name="T1">N1 : </text:span><text:span text:style-name="T7">L’utilisateur se présente sur la boucle Amont </text:span></text:p>
          </table:table-cell>
          <table:table-cell table:style-name="Tableau2.B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12"/>
          </table:table-cell>
          <table:table-cell table:style-name="Tableau2.B1" office:value-type="string">
            <text:p text:style-name="P11"><text:span text:style-name="T1">N2 : </text:span><text:span text:style-name="T7">Le système affiche un message de bienvenue et demande d’insérer une carte</text:span></text:p>
          </table:table-cell>
        </table:table-row>
        <table:table-row table:style-name="Tableau2.4">
          <table:table-cell table:style-name="Tableau2.A1" office:value-type="string">
            <text:p text:style-name="P9">N3 : L’utilisateur insère sa carte</text:p>
          </table:table-cell>
          <table:table-cell table:style-name="Tableau2.B1" office:value-type="string">
            <text:p text:style-name="P4"/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>N4 : Le système vérifie si la carte est valide ou pas</text:p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>N5 : La carte est valide,le système affiche un message pour que l’utilisateur tape son code</text:p>
          </table:table-cell>
        </table:table-row>
        <table:table-row table:style-name="Tableau2.4">
          <table:table-cell table:style-name="Tableau2.A5" office:value-type="string">
            <text:p text:style-name="P9">N6 : L’utilisateur tape son code</text:p>
          </table:table-cell>
          <table:table-cell table:style-name="Tableau2.B5" office:value-type="string">
            <text:p text:style-name="P5"/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>N7 : Le système vérifie si le code est valide ou non</text:p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>N8 : Le code est valide, Le système ouvre la barrière et affiche un message pour que l’utilisateur quitte sa place </text:p>
          </table:table-cell>
        </table:table-row>
        <table:table-row table:style-name="Tableau2.4">
          <table:table-cell table:style-name="Tableau2.A5" office:value-type="string">
            <text:p text:style-name="P9">N9:L’utilisateur quitte sa place et entre dans le parking</text:p>
          </table:table-cell>
          <table:table-cell table:style-name="Tableau2.B5" office:value-type="string">
            <text:p text:style-name="P5"/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>N10 : Le système ferme la barrière et se met en attente</text:p>
          </table:table-cell>
        </table:table-row>
        <table:table-row table:style-name="Tableau2.4">
          <table:table-cell table:style-name="Tableau2.A5" office:value-type="string">
            <text:p text:style-name="P9"/>
          </table:table-cell>
          <table:table-cell table:style-name="Tableau2.B5" office:value-type="string">
            <text:p text:style-name="P5"/>
          </table:table-cell>
        </table:table-row>
      </table:table>
      <text:list xml:id="list170130681204859" text:continue-numbering="true" text:style-name="WW8Num1">
        <text:list-item>
          <text:p text:style-name="P14">Scénarios alternatifs</text:p>
          <text:list>
            <text:list-item>
              <text:p text:style-name="Titre_20_F2"><text:span text:style-name="T1">Scénario alternatif A1 : </text:span><text:span text:style-name="Style_20_Titre_20_F2_20__2b__20_Italique_20_Bleu_20_clair_20_Car"><text:span text:style-name="T5">description du scénario alternatif A1</text:span></text:span></text:p>
            </text:list-item>
          </text:list>
        </text:list-item>
      </text:list>
      <text:p text:style-name="Standard"><text:span text:style-name="T1">Début </text:span><text:span text:style-name="T6">avant</text:span><text:span text:style-name="T1"> / </text:span><text:span text:style-name="T6">après</text:span><text:span text:style-name="T1"> le point N</text:span><text:span text:style-name="T6">xx</text:span><text:span text:style-name="T1"> / Début du scénario</text:span>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<text:span text:style-name="T4">Acteurs :</text:span><text:span text:style-name="T3"> </text:span><text:span text:style-name="T6">liste des acteurs</text:span></text:p>
          </table:table-cell>
          <table:table-cell table:style-name="Tableau3.B1" office:value-type="string">
            <text:p text:style-name="P10"><text:span text:style-name="T4">Système</text:span><text:span text:style-name="T1"> : </text:span><text:span text:style-name="T6">nom du système</text:span></text:p>
          </table:table-cell>
        </table:table-row>
        <table:table-row table:style-name="Tableau3.1">
          <table:table-cell table:style-name="Tableau3.A1" office:value-type="string">
            <text:p text:style-name="P11"><text:span text:style-name="T1">A1.1 : </text:span><text:span text:style-name="T6">nom acteur + action réalisée par celui-ci</text:span></text:p>
          </table:table-cell>
          <table:table-cell table:style-name="Tableau3.B1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12"/>
          </table:table-cell>
          <table:table-cell table:style-name="Tableau3.B1" office:value-type="string">
            <text:p text:style-name="P11"><text:span text:style-name="T1">A1.2 : </text:span><text:span text:style-name="T6">action réalisée par le système</text:span></text:p>
          </table:table-cell>
        </table:table-row>
        <table:table-row table:style-name="Tableau3.1">
          <table:table-cell table:style-name="Tableau3.A1" office:value-type="string">
            <text:p text:style-name="P7">…</text:p>
          </table:table-cell>
          <table:table-cell table:style-name="Tableau3.B1" office:value-type="string">
            <text:p text:style-name="P4"/>
          </table:table-cell>
        </table:table-row>
      </table:table>
      <text:p text:style-name="Ligne_20_d_27_espace"/>
      <text:p text:style-name="Standard"><text:span text:style-name="T1">Retour </text:span><text:span text:style-name="T6">avant</text:span><text:span text:style-name="T1"> / </text:span><text:span text:style-name="T6">après</text:span><text:span text:style-name="T1"> le point le N</text:span><text:span text:style-name="T6">yy</text:span><text:span text:style-name="T1"> / Fin du scénario</text:span></text:p>
      <text:list xml:id="list170130058091716" text:continue-numbering="true" text:style-name="WW8Num1">
        <text:list-item>
          <text:list>
            <text:list-item>
              <text:p text:style-name="Titre_20_F2"><text:soft-page-break/><text:span text:style-name="T1">Scénario alternatif A2 : </text:span><text:span text:style-name="Style_20_Titre_20_F2_20__2b__20_Italique_20_Bleu_20_clair_20_Car"><text:span text:style-name="T5">description du scénario alternatif A2</text:span></text:span></text:p>
            </text:list-item>
          </text:list>
        </text:list-item>
        <text:list-item>
          <text:p text:style-name="P14">Scénarios exceptionnels</text:p>
          <text:list>
            <text:list-item>
              <text:p text:style-name="Titre_20_F2"><text:span text:style-name="T1">Scénario exceptionnel E1 : </text:span><text:span text:style-name="Style_20_Titre_20_F2_20__2b__20_Italique_20_Bleu_20_clair_20_Car"><text:span text:style-name="T5">description du scénario exceptionnel E1</text:span></text:span></text:p>
            </text:list-item>
          </text:list>
        </text:list-item>
      </text:list>
      <text:p text:style-name="Standard"><text:span text:style-name="T1">Début </text:span><text:span text:style-name="T6">avant</text:span><text:span text:style-name="T1"> / </text:span><text:span text:style-name="T6">après</text:span><text:span text:style-name="T1"> le point N</text:span><text:span text:style-name="T6">xx</text:span><text:span text:style-name="T1"> / Début du scénario</text:span>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0"><text:span text:style-name="T4">Acteurs :</text:span><text:span text:style-name="T3"> </text:span><text:span text:style-name="T6">liste des acteurs</text:span></text:p>
          </table:table-cell>
          <table:table-cell table:style-name="Tableau4.B1" office:value-type="string">
            <text:p text:style-name="P10"><text:span text:style-name="T4">Système</text:span><text:span text:style-name="T1"> : </text:span><text:span text:style-name="T6">nom du système</text:span></text:p>
          </table:table-cell>
        </table:table-row>
        <table:table-row table:style-name="Tableau4.1">
          <table:table-cell table:style-name="Tableau4.A1" office:value-type="string">
            <text:p text:style-name="P11"><text:span text:style-name="T1">E1.1 : </text:span><text:span text:style-name="T6">nom acteur + action réalisée par celui-ci</text:span></text:p>
          </table:table-cell>
          <table:table-cell table:style-name="Tableau4.B1" office:value-type="string">
            <text:p text:style-name="P4"/>
          </table:table-cell>
        </table:table-row>
        <table:table-row table:style-name="Tableau4.1">
          <table:table-cell table:style-name="Tableau4.A1" office:value-type="string">
            <text:p text:style-name="P12"/>
          </table:table-cell>
          <table:table-cell table:style-name="Tableau4.B1" office:value-type="string">
            <text:p text:style-name="P11"><text:span text:style-name="T1">E1.2 : </text:span><text:span text:style-name="T6">action réalisée par le système</text:span></text:p>
          </table:table-cell>
        </table:table-row>
        <table:table-row table:style-name="Tableau4.1">
          <table:table-cell table:style-name="Tableau4.A1" office:value-type="string">
            <text:p text:style-name="P7">…</text:p>
          </table:table-cell>
          <table:table-cell table:style-name="Tableau4.B1" office:value-type="string">
            <text:p text:style-name="P4"/>
          </table:table-cell>
        </table:table-row>
      </table:table>
      <text:p text:style-name="Ligne_20_d_27_espace"/>
      <text:p text:style-name="Standard"><text:span text:style-name="T1">Retour </text:span><text:span text:style-name="T6">avant</text:span><text:span text:style-name="T1"> / </text:span><text:span text:style-name="T6">après</text:span><text:span text:style-name="T1"> le point le N</text:span><text:span text:style-name="T6">yy</text:span><text:span text:style-name="T1"> / Fin du scénario</text:span></text:p>
      <text:list xml:id="list170129966174102" text:continue-numbering="true" text:style-name="WW8Num1">
        <text:list-item>
          <text:list>
            <text:list-item>
              <text:p text:style-name="Titre_20_F2"><text:span text:style-name="T1">Scénario exceptionnel E2 : </text:span><text:span text:style-name="Style_20_Titre_20_F2_20__2b__20_Italique_20_Bleu_20_clair_20_Car"><text:span text:style-name="T5">description du scénario exceptionnel E2</text:span></text:span></text:p>
            </text:list-item>
          </text:list>
        </text:list-item>
        <text:list-item>
          <text:p text:style-name="P14">Post-conditions</text:p>
        </text:list-item>
      </text:list>
      <text:p text:style-name="P1">conditions nécessaires à la poursuite du fonctionnement : état du système « après », état des acteurs « après », etc.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(W1)" svg:font-family="'Times New (W1)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0.501cm" style:auto-text-indent="false" style:writing-mode="lr-tb"/>
      <style:text-properties style:use-window-font-color="true" style:font-name="Times New (W1)" fo:font-family="'Times New (W1)', 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re_20_F1" style:display-name="Titre F1" style:family="paragraph" style:next-style-name="Standard" style:list-style-name="WW8Num1">
      <style:paragraph-properties fo:margin-top="0.529cm" fo:margin-bottom="0.318cm" loext:contextual-spacing="false" fo:orphans="2" fo:widows="2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Ligne_20_d_27_espace" style:display-name="Ligne d'espace" style:family="paragraph" style:next-style-name="Standard">
      <style:paragraph-properties fo:orphans="2" fo:widows="2"/>
      <style:text-properties style:use-window-font-color="true" style:font-name="Times New Roman" fo:font-family="'Times New Roman'" style:font-family-generic="roman" style:font-pitch="variable" fo:font-size="6pt" fo:language="fr" fo:country="FR" style:font-name-asian="Times New Roman" style:font-family-asian="'Times New Roman'" style:font-family-generic-asian="roman" style:font-pitch-asian="variable" style:font-size-asian="6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_20_F2" style:display-name="Titre F2" style:family="paragraph" style:next-style-name="Standard" style:list-style-name="WW8Num1">
      <style:paragraph-properties fo:margin-top="0.423cm" fo:margin-bottom="0.212cm" loext:contextual-spacing="false" fo:orphans="2" fo:widows="2"/>
      <style:text-properties style:use-window-font-color="true" style:font-name="Calibri" fo:font-family="Calibri" style:font-family-generic="swiss" style:font-pitch="variable" fo:font-size="12pt" fo:language="fr" fo:country="FR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Style_20_Titre_20_F2_20__2b__20_Italique_20_Bleu_20_clair" style:display-name="Style Titre F2 + Italique Bleu clair" style:family="paragraph" style:parent-style-name="Titre_20_F2" style:next-style-name="Standard">
      <style:text-properties fo:color="#3366ff" fo:language="none" fo:country="non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itulé" style:family="paragraph" style:parent-style-name="Standard">
      <style:paragraph-properties fo:margin-left="0cm" fo:margin-right="0cm" fo:margin-top="0cm" fo:margin-bottom="0.635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4pt" fo:language="none" fo:country="none" fo:font-style="italic" style:font-size-asian="14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Titre_20_F2_20_Car" style:display-name="Titre F2 Car" style:family="text">
      <style:text-properties fo:font-size="12pt" fo:language="fr" fo:country="FR" fo:font-weight="bold" style:font-size-asian="12pt" style:font-weight-asian="bold" style:font-size-complex="18pt" style:language-complex="ar" style:country-complex="SA" style:font-weight-complex="bold"/>
    </style:style>
    <style:style style:name="Style_20_Titre_20_F2_20__2b__20_Italique_20_Bleu_20_clair_20_Car" style:display-name="Style Titre F2 + Italique Bleu clair Car" style:family="text">
      <style:text-properties fo:color="#3366ff" fo:font-size="12pt" fo:font-style="italic" fo:font-weight="bold" style:font-size-asian="12pt" style:font-style-asian="italic" style:font-weight-asian="bold" style:font-size-complex="18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saks</meta:initial-creator>
    <meta:creation-date>2019-11-06T10:41:00</meta:creation-date>
    <dc:date>2019-11-13T17:01:28.865000000</dc:date>
    <meta:editing-cycles>2</meta:editing-cycles>
    <meta:editing-duration>PT40S</meta:editing-duration>
    <meta:document-statistic meta:table-count="4" meta:image-count="0" meta:object-count="0" meta:page-count="2" meta:paragraph-count="54" meta:word-count="374" meta:character-count="2128" meta:non-whitespace-character-count="1814"/>
    <meta:generator>LibreOffice/6.0.6.2$Windows_X86_64 LibreOffice_project/0c292870b25a325b5ed35f6b45599d2ea4458e77</meta:generator>
  </office:meta>
</office:document-meta>
</file>